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b72" officeooo:paragraph-rsid="000e7b72"/>
    </style:style>
    <style:style style:name="P2" style:family="paragraph" style:parent-style-name="Standard">
      <style:text-properties officeooo:rsid="000e7b72" officeooo:paragraph-rsid="0013aacf"/>
    </style:style>
    <style:style style:name="P3" style:family="paragraph" style:parent-style-name="Standard">
      <style:text-properties officeooo:paragraph-rsid="000e7b72"/>
    </style:style>
    <style:style style:name="P4" style:family="paragraph" style:parent-style-name="Standard">
      <style:text-properties officeooo:paragraph-rsid="0013aacf"/>
    </style:style>
    <style:style style:name="P5" style:family="paragraph" style:parent-style-name="Standard">
      <style:text-properties officeooo:paragraph-rsid="00141238"/>
    </style:style>
    <style:style style:name="P6" style:family="paragraph" style:parent-style-name="Standard">
      <style:text-properties officeooo:paragraph-rsid="0015d998"/>
    </style:style>
    <style:style style:name="P7" style:family="paragraph" style:parent-style-name="Table_20_Contents">
      <style:text-properties officeooo:rsid="000e7b72" officeooo:paragraph-rsid="000e7b72"/>
    </style:style>
    <style:style style:name="P8" style:family="paragraph" style:parent-style-name="Table_20_Contents">
      <style:text-properties officeooo:rsid="000e7b72" officeooo:paragraph-rsid="0013aacf"/>
    </style:style>
    <style:style style:name="P9" style:family="paragraph" style:parent-style-name="Table_20_Contents">
      <style:text-properties officeooo:rsid="000e7b72" officeooo:paragraph-rsid="00141238"/>
    </style:style>
    <style:style style:name="P10" style:family="paragraph" style:parent-style-name="Table_20_Contents">
      <style:text-properties officeooo:rsid="000e7b72" officeooo:paragraph-rsid="0015d998"/>
    </style:style>
    <style:style style:name="P11" style:family="paragraph" style:parent-style-name="Table_20_Contents">
      <style:text-properties officeooo:paragraph-rsid="000e7b72"/>
    </style:style>
    <style:style style:name="P12" style:family="paragraph" style:parent-style-name="Table_20_Contents">
      <style:text-properties officeooo:rsid="000fcd5e" officeooo:paragraph-rsid="000fcd5e"/>
    </style:style>
    <style:style style:name="P13" style:family="paragraph" style:parent-style-name="Table_20_Contents">
      <style:text-properties officeooo:rsid="0013aacf" officeooo:paragraph-rsid="0013aacf"/>
    </style:style>
    <style:style style:name="P14" style:family="paragraph" style:parent-style-name="Table_20_Contents">
      <style:text-properties officeooo:rsid="0013aacf" officeooo:paragraph-rsid="00140c3d"/>
    </style:style>
    <style:style style:name="P15" style:family="paragraph" style:parent-style-name="Table_20_Contents">
      <style:text-properties officeooo:rsid="0013aacf" officeooo:paragraph-rsid="00141238"/>
    </style:style>
    <style:style style:name="P16" style:family="paragraph" style:parent-style-name="Table_20_Contents">
      <style:text-properties officeooo:rsid="0013aacf" officeooo:paragraph-rsid="0015d998"/>
    </style:style>
    <style:style style:name="P17" style:family="paragraph" style:parent-style-name="Table_20_Contents">
      <style:text-properties officeooo:rsid="0013aacf" officeooo:paragraph-rsid="0016889f"/>
    </style:style>
    <style:style style:name="P18" style:family="paragraph" style:parent-style-name="Table_20_Contents">
      <style:text-properties officeooo:rsid="0013aacf" officeooo:paragraph-rsid="00169237"/>
    </style:style>
    <style:style style:name="P19" style:family="paragraph" style:parent-style-name="Table_20_Contents">
      <style:text-properties officeooo:paragraph-rsid="0013aacf"/>
    </style:style>
    <style:style style:name="P20" style:family="paragraph" style:parent-style-name="Table_20_Contents">
      <style:text-properties officeooo:rsid="00140c3d" officeooo:paragraph-rsid="00140c3d" fo:background-color="#ffff00"/>
    </style:style>
    <style:style style:name="P21" style:family="paragraph" style:parent-style-name="Table_20_Contents">
      <style:text-properties officeooo:paragraph-rsid="00141238"/>
    </style:style>
    <style:style style:name="P22" style:family="paragraph" style:parent-style-name="Table_20_Contents">
      <style:text-properties officeooo:rsid="00141238" officeooo:paragraph-rsid="00141238"/>
    </style:style>
    <style:style style:name="P23" style:family="paragraph" style:parent-style-name="Table_20_Contents">
      <style:text-properties officeooo:paragraph-rsid="0015d998"/>
    </style:style>
    <style:style style:name="P24" style:family="paragraph" style:parent-style-name="Table_20_Contents">
      <style:text-properties officeooo:rsid="0015d998" officeooo:paragraph-rsid="0015d998"/>
    </style:style>
    <style:style style:name="P25" style:family="paragraph" style:parent-style-name="Table_20_Contents">
      <style:text-properties officeooo:rsid="0016889f" officeooo:paragraph-rsid="0016889f"/>
    </style:style>
    <style:style style:name="P26" style:family="paragraph" style:parent-style-name="Table_20_Contents">
      <style:text-properties officeooo:rsid="00169237" officeooo:paragraph-rsid="00169237"/>
    </style:style>
    <style:style style:name="P27" style:family="paragraph" style:parent-style-name="Table_20_Contents">
      <style:text-properties officeooo:rsid="0013aacf" officeooo:paragraph-rsid="0013aacf"/>
    </style:style>
    <style:style style:name="P28" style:family="paragraph" style:parent-style-name="Table_20_Contents">
      <style:text-properties officeooo:rsid="0013aacf" officeooo:paragraph-rsid="00184989"/>
    </style:style>
    <style:style style:name="P29" style:family="paragraph" style:parent-style-name="Table_20_Contents">
      <style:text-properties officeooo:rsid="0013aacf" officeooo:paragraph-rsid="0019d501"/>
    </style:style>
    <style:style style:name="P30" style:family="paragraph" style:parent-style-name="Table_20_Contents">
      <style:text-properties officeooo:rsid="0013aacf" officeooo:paragraph-rsid="001bc300"/>
    </style:style>
    <style:style style:name="P31" style:family="paragraph" style:parent-style-name="Table_20_Contents">
      <style:text-properties officeooo:rsid="0019d501" officeooo:paragraph-rsid="0019d501"/>
    </style:style>
    <style:style style:name="P32" style:family="paragraph" style:parent-style-name="Table_20_Contents">
      <style:text-properties officeooo:rsid="00169237" officeooo:paragraph-rsid="00169237"/>
    </style:style>
    <style:style style:name="P33" style:family="paragraph" style:parent-style-name="Table_20_Contents">
      <style:text-properties officeooo:rsid="0016889f" officeooo:paragraph-rsid="0016889f"/>
    </style:style>
    <style:style style:name="T1" style:family="text">
      <style:text-properties officeooo:rsid="000e7b72"/>
    </style:style>
    <style:style style:name="T2" style:family="text">
      <style:text-properties officeooo:rsid="000fcd5e"/>
    </style:style>
    <style:style style:name="T3" style:family="text">
      <style:text-properties officeooo:rsid="0013aacf"/>
    </style:style>
    <style:style style:name="T4" style:family="text">
      <style:text-properties officeooo:rsid="00140c3d"/>
    </style:style>
    <style:style style:name="T5" style:family="text">
      <style:text-properties officeooo:rsid="00141238"/>
    </style:style>
    <style:style style:name="T6" style:family="text">
      <style:text-properties officeooo:rsid="0016889f"/>
    </style:style>
    <style:style style:name="T7" style:family="text">
      <style:text-properties officeooo:rsid="00169237"/>
    </style:style>
    <style:style style:name="T8" style:family="text">
      <style:text-properties officeooo:rsid="0019d501"/>
    </style:style>
    <style:style style:name="T9" style:family="text">
      <style:text-properties officeooo:rsid="001d71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Name</text:p>
          </table:table-cell>
          <table:table-cell table:style-name="Table1.B1" office:value-type="string">
            <text:p text:style-name="P7">Request a taxi – <text:span text:style-name="T3">scenario 1</text:span></text:p>
          </table:table-cell>
        </table:table-row>
        <table:table-row>
          <table:table-cell table:style-name="Table1.A2" office:value-type="string">
            <text:p text:style-name="P7">Actors</text:p>
          </table:table-cell>
          <table:table-cell table:style-name="Table1.B2" office:value-type="string">
            <text:p text:style-name="P7">User, <text:span text:style-name="T3">Taxi driver</text:span></text:p>
          </table:table-cell>
        </table:table-row>
        <table:table-row>
          <table:table-cell table:style-name="Table1.A2" office:value-type="string">
            <text:p text:style-name="P7">Entry condition</text:p>
          </table:table-cell>
          <table:table-cell table:style-name="Table1.B2" office:value-type="string">
            <text:p text:style-name="P7">The user press the “Call Taxi” button in the app.</text:p>
          </table:table-cell>
        </table:table-row>
        <table:table-row>
          <table:table-cell table:style-name="Table1.A2" office:value-type="string">
            <text:p text:style-name="P7">Flow of events</text:p>
          </table:table-cell>
          <table:table-cell table:style-name="Table1.B2" office:value-type="string">
            <text:p text:style-name="Table_20_Contents">- <text:span text:style-name="T1">the mobile app. Of the user detects the GPS location</text:span></text:p>
            <text:p text:style-name="Table_20_Contents">- <text:span text:style-name="T1">the mobile app create a taxi request</text:span></text:p>
            <text:p text:style-name="Table_20_Contents">- <text:span text:style-name="T1">the mobile app forwar the request to the system</text:span></text:p>
            <text:p text:style-name="Table_20_Contents">- <text:span text:style-name="T1">the system receives the request</text:span></text:p>
            <text:p text:style-name="Table_20_Contents">- <text:span text:style-name="T1">the system extracts the GPS location from the request</text:span></text:p>
            <text:p text:style-name="Table_20_Contents">- <text:span text:style-name="T1">the system computes the zone where the user </text:span></text:p>
            <text:p text:style-name="Table_20_Contents">- <text:span text:style-name="T1">the system selects the first available taxi driver from that zone queue </text:span></text:p>
            <text:p text:style-name="Table_20_Contents">- <text:span text:style-name="T1">the system sends the request to the taxi driver</text:span></text:p>
            <text:p text:style-name="Table_20_Contents">- <text:span text:style-name="T1">the taxi driver receives the request</text:span></text:p>
            <text:p text:style-name="Table_20_Contents">- <text:span text:style-name="T1">the taxi driver accepts the request</text:span></text:p>
            <text:p text:style-name="Table_20_Contents">- <text:span text:style-name="T1">the mobile app. Of the taxi driver sends a confirmation to the system.</text:span></text:p>
            <text:p text:style-name="Table_20_Contents">- <text:span text:style-name="T1">the system receives the confirmation</text:span></text:p>
            <text:p text:style-name="Table_20_Contents">- <text:span text:style-name="T1">the system send a confirmation to the user</text:span></text:p>
          </table:table-cell>
        </table:table-row>
        <table:table-row>
          <table:table-cell table:style-name="Table1.A2" office:value-type="string">
            <text:p text:style-name="P7">Exit condition</text:p>
          </table:table-cell>
          <table:table-cell table:style-name="Table1.B2" office:value-type="string">
            <text:p text:style-name="P7">The <text:span text:style-name="T2">taxi driver confirm that the user is on board (?????)</text:span></text:p>
          </table:table-cell>
        </table:table-row>
        <table:table-row>
          <table:table-cell table:style-name="Table1.A2" office:value-type="string">
            <text:p text:style-name="P7">Exceptions</text:p>
          </table:table-cell>
          <table:table-cell table:style-name="Table1.B2" office:value-type="string">
            <text:p text:style-name="P12">- If the user mobile app cannot receive the GPS location, the user must insert his position manually.</text:p>
            <text:p text:style-name="P12">- If the user cannot connect to Internet, he cannot call a taxi.</text:p>
            <text:p text:style-name="P12">- If the taxi driver cannot connect to Internet, he has to pass this ride.</text:p>
          </table:table-cell>
        </table:table-row>
        <table:table-row>
          <table:table-cell table:style-name="Table1.A2" office:value-type="string">
            <text:p text:style-name="P7">Special requirements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Name</text:p>
          </table:table-cell>
          <table:table-cell table:style-name="Table2.B1" office:value-type="string">
            <text:p text:style-name="P13">Reserve a taxi - s2</text:p>
          </table:table-cell>
        </table:table-row>
        <table:table-row>
          <table:table-cell table:style-name="Table2.A2" office:value-type="string">
            <text:p text:style-name="P7">Actors</text:p>
          </table:table-cell>
          <table:table-cell table:style-name="Table2.B2" office:value-type="string">
            <text:p text:style-name="P13">User</text:p>
          </table:table-cell>
        </table:table-row>
        <table:table-row>
          <table:table-cell table:style-name="Table2.A2" office:value-type="string">
            <text:p text:style-name="P7">Entry condition</text:p>
          </table:table-cell>
          <table:table-cell table:style-name="Table2.B2" office:value-type="string">
            <text:p text:style-name="P13">The user opens the web page.</text:p>
          </table:table-cell>
        </table:table-row>
        <table:table-row>
          <table:table-cell table:style-name="Table2.A2" office:value-type="string">
            <text:p text:style-name="P7">Flow of events</text:p>
          </table:table-cell>
          <table:table-cell table:style-name="Table2.B2" office:value-type="string">
            <text:p text:style-name="P19">- <text:span text:style-name="T3">Davide logins</text:span></text:p>
            <text:p text:style-name="P13">- davide clicks on the “reserve a taxi”</text:p>
            <text:p text:style-name="P13">- davide enters the data - the departing address, the destination address and the date and time of the meeting.</text:p>
            <text:p text:style-name="P13">- davide confirms. The data</text:p>
            <text:p text:style-name="P19">- <text:span text:style-name="T3">notifications???</text:span></text:p>
            <text:p text:style-name="P13">- The system receives the request </text:p>
            <text:p text:style-name="P13">- the system stores it into the list of reservations</text:p>
            <text:p text:style-name="P13"><text:soft-page-break/>- the system sends a confirmation</text:p>
          </table:table-cell>
        </table:table-row>
        <table:table-row>
          <table:table-cell table:style-name="Table2.A2" office:value-type="string">
            <text:p text:style-name="P7">Exit condition</text:p>
          </table:table-cell>
          <table:table-cell table:style-name="Table2.B2" office:value-type="string">
            <text:p text:style-name="P13">Davide receives the confirmation</text:p>
          </table:table-cell>
        </table:table-row>
        <table:table-row>
          <table:table-cell table:style-name="Table2.A2" office:value-type="string">
            <text:p text:style-name="P7">Exceptions</text:p>
          </table:table-cell>
          <table:table-cell table:style-name="Table2.B2" office:value-type="string">
            <text:p text:style-name="P11">- <text:span text:style-name="T3">internet doesn't works</text:span></text:p>
            <text:p text:style-name="P11">- <text:span text:style-name="T3">origin is not inside the city</text:span></text:p>
            <text:p text:style-name="P11">- <text:span text:style-name="T3">date is over 15 days</text:span></text:p>
          </table:table-cell>
        </table:table-row>
        <table:table-row>
          <table:table-cell table:style-name="Table2.A2" office:value-type="string">
            <text:p text:style-name="P7">Special requirements</text:p>
          </table:table-cell>
          <table:table-cell table:style-name="Table2.B2" office:value-type="string">
            <text:p text:style-name="P13"/>
          </table:table-cell>
        </table:table-row>
      </table:table>
      <text:p text:style-name="P3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Name</text:p>
          </table:table-cell>
          <table:table-cell table:style-name="Table4.B1" office:value-type="string">
            <text:p text:style-name="P13">Allocation of reservation - <text:span text:style-name="T5">s3</text:span></text:p>
          </table:table-cell>
        </table:table-row>
        <table:table-row>
          <table:table-cell table:style-name="Table4.A2" office:value-type="string">
            <text:p text:style-name="P8">Actors</text:p>
          </table:table-cell>
          <table:table-cell table:style-name="Table4.B2" office:value-type="string">
            <text:p text:style-name="P13">Davide, taxi driver</text:p>
          </table:table-cell>
        </table:table-row>
        <table:table-row>
          <table:table-cell table:style-name="Table4.A2" office:value-type="string">
            <text:p text:style-name="P8">Entry condition</text:p>
          </table:table-cell>
          <table:table-cell table:style-name="Table4.B2" office:value-type="string">
            <text:p text:style-name="P20">The system discover that it's time to allocate a reservation</text:p>
          </table:table-cell>
        </table:table-row>
        <table:table-row>
          <table:table-cell table:style-name="Table4.A2" office:value-type="string">
            <text:p text:style-name="P8">Flow of events</text:p>
          </table:table-cell>
          <table:table-cell table:style-name="Table4.B2" office:value-type="string">
            <text:p text:style-name="P14">- the system uses the specified departing address to compute the zone associated </text:p>
            <text:p text:style-name="P14">- <text:span text:style-name="T4">notification generated???</text:span></text:p>
            <text:p text:style-name="P14">- It then forwards the request to the the first taxi in the queue associated with zone 4, which happens to be Matteo’s taxi. </text:p>
            <text:p text:style-name="P14">- Matteo receives a request notification on his mobile terminal, </text:p>
            <text:p text:style-name="P14">- Matteo clicks on the “accept request” button.</text:p>
            <text:p text:style-name="P14">- <text:span text:style-name="T4">notifcation generated???</text:span></text:p>
            <text:p text:style-name="P14">- The system receives Matteo’s confirmation </text:p>
            <text:p text:style-name="P14">– <text:span text:style-name="T4">the system </text:span>moves his taxi code from the zone 4 queue to the “currently riding” list</text:p>
            <text:p text:style-name="P14">- it then uses this information to retrieve from an external mapping service an estimate time of arrival (ETA) </text:p>
            <text:p text:style-name="P14">- and notifies it to Davide along with the taxi code of Matteo’s taxi and a security code associated with the ride. The system also notifies Matteo the security code associated with the ride, </text:p>
            <text:p text:style-name="P14">- <text:span text:style-name="T4">Mattero receives</text:span></text:p>
            <text:p text:style-name="P13"><text:s/>- Davide receives the notification on her mobile </text:p>
          </table:table-cell>
        </table:table-row>
        <table:table-row>
          <table:table-cell table:style-name="Table4.A2" office:value-type="string">
            <text:p text:style-name="P8">Exit condition</text:p>
          </table:table-cell>
          <table:table-cell table:style-name="Table4.B2" office:value-type="string">
            <text:p text:style-name="P13">- <text:span text:style-name="T4">user on board</text:span></text:p>
          </table:table-cell>
        </table:table-row>
        <table:table-row>
          <table:table-cell table:style-name="Table4.A2" office:value-type="string">
            <text:p text:style-name="P8">Exceptions</text:p>
          </table:table-cell>
          <table:table-cell table:style-name="Table4.B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8">Special requirements</text:p>
          </table:table-cell>
          <table:table-cell table:style-name="Table4.B2" office:value-type="string">
            <text:p text:style-name="P13"/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Name</text:p>
          </table:table-cell>
          <table:table-cell table:style-name="Table3.B1" office:value-type="string">
            <text:p text:style-name="P13">-<text:span text:style-name="T5">s4</text:span></text:p>
          </table:table-cell>
        </table:table-row>
        <table:table-row>
          <table:table-cell table:style-name="Table3.A2" office:value-type="string">
            <text:p text:style-name="P8">Actors</text:p>
          </table:table-cell>
          <table:table-cell table:style-name="Table3.B2" office:value-type="string">
            <text:p text:style-name="P28">taxi driver</text:p>
          </table:table-cell>
        </table:table-row>
        <table:table-row>
          <table:table-cell table:style-name="Table3.A2" office:value-type="string">
            <text:p text:style-name="P8">Entry condition</text:p>
          </table:table-cell>
          <table:table-cell table:style-name="Table3.B2" office:value-type="string">
            <text:p text:style-name="P22">Matteo has just drove Davide and Jessica to their destination - He clicks the “confirm ride ended” <text:soft-page-break/>button in the mobile application.</text:p>
          </table:table-cell>
        </table:table-row>
        <table:table-row>
          <table:table-cell table:style-name="Table3.A2" office:value-type="string">
            <text:p text:style-name="P8">Flow of events</text:p>
          </table:table-cell>
          <table:table-cell table:style-name="Table3.B2" office:value-type="string">
            <text:p text:style-name="P22">- The mobile application sends a notification message to the central system, which acknowledges that the ride has ended. </text:p>
            <text:p text:style-name="P22">Since Matteo was previously available before the ride and has not switched the available/unavailable toggle, </text:p>
          </table:table-cell>
        </table:table-row>
        <table:table-row>
          <table:table-cell table:style-name="Table3.A2" office:value-type="string">
            <text:p text:style-name="P8">Exit condition</text:p>
          </table:table-cell>
          <table:table-cell table:style-name="Table3.B2" office:value-type="string">
            <text:p text:style-name="P30">- <text:span text:style-name="T5">the system computes the zone associated with his current GPS coordinates</text:span></text:p>
          </table:table-cell>
        </table:table-row>
        <table:table-row>
          <table:table-cell table:style-name="Table3.A2" office:value-type="string">
            <text:p text:style-name="P8">Exceptions</text:p>
          </table:table-cell>
          <table:table-cell table:style-name="Table3.B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8">Special requirements</text:p>
          </table:table-cell>
          <table:table-cell table:style-name="Table3.B2" office:value-type="string">
            <text:p text:style-name="P13"/>
          </table:table-cell>
        </table:table-row>
      </table:table>
      <text:p text:style-name="P4"/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Name</text:p>
          </table:table-cell>
          <table:table-cell table:style-name="Table5.B1" office:value-type="string">
            <text:p text:style-name="P24">s5</text:p>
          </table:table-cell>
        </table:table-row>
        <table:table-row>
          <table:table-cell table:style-name="Table5.A2" office:value-type="string">
            <text:p text:style-name="P9">Actors</text:p>
          </table:table-cell>
          <table:table-cell table:style-name="Table5.B2" office:value-type="string">
            <text:p text:style-name="P31">Taxi driver</text:p>
          </table:table-cell>
        </table:table-row>
        <table:table-row>
          <table:table-cell table:style-name="Table5.A2" office:value-type="string">
            <text:p text:style-name="P9">Entry condition</text:p>
          </table:table-cell>
          <table:table-cell table:style-name="Table5.B2" office:value-type="string">
            <text:p text:style-name="P24">Bob has just drove Alice back to her apartment, which is a small flat in the suburbs (but still belonging to the city). He clicks the “confirm ride ended” button in the mobile application.</text:p>
          </table:table-cell>
        </table:table-row>
        <table:table-row>
          <table:table-cell table:style-name="Table5.A2" office:value-type="string">
            <text:p text:style-name="P9">Flow of events</text:p>
          </table:table-cell>
          <table:table-cell table:style-name="Table5.B2" office:value-type="string">
            <text:p text:style-name="P24">- The mobile application sends a notification message to the central system, which acknowledges that the ride has ended. </text:p>
            <text:p text:style-name="P24">Since Bob was previously available before the ride and has not switched the available/unavailable toggle, the system computes the zone associated with his current GPS coordinates and moves his taxi code in the respective code, in the last position. </text:p>
            <text:p text:style-name="P24">- At this point, however, Bob feels a little tired and decides to take a nap, so he switches the available/unavailable toggle to the unavailable position. </text:p>
            <text:p text:style-name="P24">- The mobile application sends a notification to the central system, which acknowledges Bob’s decision </text:p>
            <text:p text:style-name="P24">- and proceeds to move his taxi code from the queue of his current zone to the unavailability queue.</text:p>
          </table:table-cell>
        </table:table-row>
        <table:table-row>
          <table:table-cell table:style-name="Table5.A2" office:value-type="string">
            <text:p text:style-name="P9">Exit condition</text:p>
          </table:table-cell>
          <table:table-cell table:style-name="Table5.B2" office:value-type="string">
            <text:p text:style-name="P24">- It then sends back a notification to Bob informing him that he’s been correctly registered as unavailable and that he will not be able to receive further requests as long as he remain so. </text:p>
          </table:table-cell>
        </table:table-row>
        <table:table-row>
          <table:table-cell table:style-name="Table5.A2" office:value-type="string">
            <text:p text:style-name="P9">Exceptions</text:p>
          </table:table-cell>
          <table:table-cell table:style-name="Table5.B2" office:value-type="string">
            <text:p text:style-name="P21"/>
          </table:table-cell>
        </table:table-row>
        <table:table-row>
          <table:table-cell table:style-name="Table5.A2" office:value-type="string">
            <text:p text:style-name="P9">Special requirements</text:p>
          </table:table-cell>
          <table:table-cell table:style-name="Table5.B2" office:value-type="string">
            <text:p text:style-name="P15"/>
          </table:table-cell>
        </table:table-row>
      </table:table>
      <text:p text:style-name="P5"><text:soft-page-break/></text:p>
      <text:p text:style-name="P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">Name</text:p>
          </table:table-cell>
          <table:table-cell table:style-name="Table6.B1" office:value-type="string">
            <text:p text:style-name="P24">s6</text:p>
          </table:table-cell>
        </table:table-row>
        <table:table-row>
          <table:table-cell table:style-name="Table6.A2" office:value-type="string">
            <text:p text:style-name="P10">Actors</text:p>
          </table:table-cell>
          <table:table-cell table:style-name="Table6.B2" office:value-type="string">
            <text:p text:style-name="P29"><text:span text:style-name="T8">user</text:span>, taxi driver</text:p>
          </table:table-cell>
        </table:table-row>
        <table:table-row>
          <table:table-cell table:style-name="Table6.A2" office:value-type="string">
            <text:p text:style-name="P10">Entry condition</text:p>
          </table:table-cell>
          <table:table-cell table:style-name="Table6.B2" office:value-type="string">
            <text:p text:style-name="P25">Frank, a taxi driver, has just picked up Samuel from a very famous hotel in the city. <text:span text:style-name="T9">&gt;&gt; “city on board”</text:span></text:p>
          </table:table-cell>
        </table:table-row>
        <table:table-row>
          <table:table-cell table:style-name="Table6.A2" office:value-type="string">
            <text:p text:style-name="P10">Flow of events</text:p>
          </table:table-cell>
          <table:table-cell table:style-name="Table6.B2" office:value-type="string">
            <text:p text:style-name="P25">- During their journey to the airport, which is Samuel’s destination, Frank has to cross the city border: in fact, the airport is located just outside the city. <text:span text:style-name="T9">&gt;&gt; mobile sends a notification to the system</text:span></text:p>
            <text:p text:style-name="P25">- <text:span text:style-name="T9">system receive notification and compute (???)</text:span></text:p>
            <text:p text:style-name="P25">- After leaving Samuel at the airport, Frank clicks the “confirm ride ended” button in the mobile application. </text:p>
            <text:p text:style-name="P25">- The mobile application sends a notification to the central system, which acknowledges that the ride has ended. </text:p>
          </table:table-cell>
        </table:table-row>
        <table:table-row>
          <table:table-cell table:style-name="Table6.A2" office:value-type="string">
            <text:p text:style-name="P10">Exit condition</text:p>
          </table:table-cell>
          <table:table-cell table:style-name="Table6.B2" office:value-type="string">
            <text:p text:style-name="P17">- <text:span text:style-name="T6">Since Frank is now located outside the city, the system moves his taxi code into the “out-of-city” queue.</text:span></text:p>
          </table:table-cell>
        </table:table-row>
        <table:table-row>
          <table:table-cell table:style-name="Table6.A2" office:value-type="string">
            <text:p text:style-name="P10">Exceptions</text:p>
          </table:table-cell>
          <table:table-cell table:style-name="Table6.B2" office:value-type="string">
            <text:p text:style-name="P23"/>
          </table:table-cell>
        </table:table-row>
        <table:table-row>
          <table:table-cell table:style-name="Table6.A2" office:value-type="string">
            <text:p text:style-name="P10">Special requirements</text:p>
          </table:table-cell>
          <table:table-cell table:style-name="Table6.B2" office:value-type="string">
            <text:p text:style-name="P16"/>
          </table:table-cell>
        </table:table-row>
      </table:table>
      <text:p text:style-name="P6"/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Name</text:p>
          </table:table-cell>
          <table:table-cell table:style-name="Table7.B1" office:value-type="string">
            <text:p text:style-name="P24">s7</text:p>
          </table:table-cell>
        </table:table-row>
        <table:table-row>
          <table:table-cell table:style-name="Table7.A2" office:value-type="string">
            <text:p text:style-name="P10">Actors</text:p>
          </table:table-cell>
          <table:table-cell table:style-name="Table7.B2" office:value-type="string">
            <text:p text:style-name="P31">Taxi driver</text:p>
          </table:table-cell>
        </table:table-row>
        <table:table-row>
          <table:table-cell table:style-name="Table7.A2" office:value-type="string">
            <text:p text:style-name="P10">Entry condition</text:p>
          </table:table-cell>
          <table:table-cell table:style-name="Table7.B2" office:value-type="string">
            <text:p text:style-name="P18">- <text:span text:style-name="T7">As soon as Frank crosses the city border the mobile application, which has been continually sending GPS location data to the central system for the whole journey,</text:span></text:p>
          </table:table-cell>
        </table:table-row>
        <table:table-row>
          <table:table-cell table:style-name="Table7.A2" office:value-type="string">
            <text:p text:style-name="P10">Flow of events</text:p>
          </table:table-cell>
          <table:table-cell table:style-name="Table7.B2" office:value-type="string">
            <text:p text:style-name="P26">- sends a notification to the central system containing the new location data. </text:p>
            <text:p text:style-name="P26">- <text:span text:style-name="T9">the system receives the notification</text:span></text:p>
            <text:p text:style-name="P26">- The system determines that Frank’s current location is now inside the boundaries of the city </text:p>
            <text:p text:style-name="P26">- and computes the associated zone. </text:p>
          </table:table-cell>
        </table:table-row>
        <table:table-row>
          <table:table-cell table:style-name="Table7.A2" office:value-type="string">
            <text:p text:style-name="P10">Exit condition</text:p>
          </table:table-cell>
          <table:table-cell table:style-name="Table7.B2" office:value-type="string">
            <text:p text:style-name="P26">Since Frank had flagged himself as available before accepting Samuel’s request and has not switched the available/unavailable toggle for the whole journey, the system moves his taxi code into the last position of the computed zone’s queue. </text:p>
          </table:table-cell>
        </table:table-row>
        <text:soft-page-break/>
        <table:table-row>
          <table:table-cell table:style-name="Table7.A2" office:value-type="string">
            <text:p text:style-name="P10">Exceptions</text:p>
          </table:table-cell>
          <table:table-cell table:style-name="Table7.B2" office:value-type="string">
            <text:p text:style-name="P23"/>
          </table:table-cell>
        </table:table-row>
        <table:table-row>
          <table:table-cell table:style-name="Table7.A2" office:value-type="string">
            <text:p text:style-name="P10">Special requirements</text:p>
          </table:table-cell>
          <table:table-cell table:style-name="Table7.B2" office:value-type="string">
            <text:p text:style-name="P16"/>
          </table:table-cell>
        </table:table-row>
      </table:table>
      <text:p text:style-name="P6"/>
      <text:p text:style-name="P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>Name</text:p>
          </table:table-cell>
          <table:table-cell table:style-name="Table8.B1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0">Actors</text:p>
          </table:table-cell>
          <table:table-cell table:style-name="Table8.B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0">Entry condition</text:p>
          </table:table-cell>
          <table:table-cell table:style-name="Table8.B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0">Flow of events</text:p>
          </table:table-cell>
          <table:table-cell table:style-name="Table8.B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0">Exit condition</text:p>
          </table:table-cell>
          <table:table-cell table:style-name="Table8.B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0">Exceptions</text:p>
          </table:table-cell>
          <table:table-cell table:style-name="Table8.B2" office:value-type="string">
            <text:p text:style-name="P23"/>
          </table:table-cell>
        </table:table-row>
        <table:table-row>
          <table:table-cell table:style-name="Table8.A2" office:value-type="string">
            <text:p text:style-name="P10">Special requirements</text:p>
          </table:table-cell>
          <table:table-cell table:style-name="Table8.B2" office:value-type="string">
            <text:p text:style-name="P16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6:54:16.064545134</meta:creation-date>
    <dc:date>2015-11-02T19:51:35.014991387</dc:date>
    <meta:editing-duration>PT58M25S</meta:editing-duration>
    <meta:editing-cycles>10</meta:editing-cycles>
    <meta:generator>LibreOffice/4.2.8.2$Linux_x86 LibreOffice_project/420m0$Build-2</meta:generator>
    <meta:document-statistic meta:table-count="8" meta:image-count="0" meta:object-count="0" meta:page-count="5" meta:paragraph-count="138" meta:word-count="1046" meta:character-count="6104" meta:non-whitespace-character-count="5170"/>
  </office:meta>
</office:document-meta>
</file>